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2" style:family="graphic" style:parent-style-name="standard">
      <style:graphic-properties draw:stroke="none" svg:stroke-width="0cm" svg:stroke-color="#000000" draw:marker-start-width="0.3cm" draw:marker-start-center="false" draw:marker-end-width="0.3cm" draw:marker-end-center="false" draw:fill="none" draw:fill-color="#ffffff" fo:min-height="0.324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gr4"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5" style:family="graphic" style:parent-style-name="standard">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624cm" svg:x="10.353cm" svg:y="16.193cm">
            <draw:text-box>
              <text:p text:style-name="P1"><text:span text:style-name="T1">P</text:span></text:p>
            </draw:text-box>
          </draw:frame>
          <draw:frame draw:style-name="gr1" draw:text-style-name="P2" draw:layer="layout" svg:width="0.348cm" svg:height="0.624cm" svg:x="9.443cm" svg:y="13.258cm">
            <draw:text-box>
              <text:p text:style-name="P1"><text:span text:style-name="T1">S</text:span></text:p>
            </draw:text-box>
          </draw:frame>
          <draw:frame draw:style-name="gr2" draw:text-style-name="P2" draw:layer="layout" svg:width="1.243cm" svg:height="0.624cm" svg:x="11.014cm" svg:y="14.296cm">
            <draw:text-box>
              <text:p text:style-name="P1"><text:span text:style-name="T1">75°</text:span></text:p>
            </draw:text-box>
          </draw:frame>
          <draw:frame draw:style-name="gr3" draw:text-style-name="P2" draw:layer="layout" svg:width="1.365cm" svg:height="0.997cm" draw:transform="rotate (-0.325678438422142) translate (10.671cm 13.377cm)">
            <draw:text-box>
              <text:p text:style-name="P1"><text:span text:style-name="T1">4 cm</text:span></text:p>
            </draw:text-box>
          </draw:frame>
          <draw:path draw:style-name="gr4" draw:text-style-name="P3" draw:layer="layout" svg:width="2.4cm" svg:height="0.786cm" svg:x="9.822cm" svg:y="13.694cm" svg:viewBox="0 0 2401 787" svg:d="M0 0c64 32 138 16 206 41s136 70 212 79 136 33 206 53 138 28 207 58c63 30 137 44 210 53s151 58 213 106 139 55 214 81 132 62 206 78 139 60 213 79c67 18 138 32 212 32s145 5 212 33l77 53 13 41">
            <text:p/>
          </draw:path>
          <draw:path draw:style-name="gr4" draw:text-style-name="P3" draw:layer="layout" svg:width="1.639cm" svg:height="1.781cm" svg:x="10.591cm" svg:y="14.479cm" svg:viewBox="0 0 1640 1782" svg:d="M0 1782c69-50 150-87 199-161 48-67 115-123 152-196 44-86 143-88 183-171s126-120 166-199 122-132 157-212 85-146 152-196c72-54 108-144 178-199s120-134 185-198c60-58 145-109 159-199l69-46 40-5">
            <text:p/>
          </draw:path>
          <draw:path draw:style-name="gr4" draw:text-style-name="P3" draw:layer="layout" svg:width="0.752cm" svg:height="2.573cm" svg:x="9.822cm" svg:y="13.687cm" svg:viewBox="0 0 753 2574" svg:d="M0 0c7 65 18 132 26 198 9 70 75 118 55 197-17 72 58 124 62 199 3 67 37 131 63 198s57 129 74 198 23 130 27 197-11 136 35 198 73 128 97 199 65 132 101 198 26 130 30 197 30 134 60 198-9 153 49 211l21 66 41 65 12 55">
            <text:p/>
          </draw:path>
          <draw:frame draw:style-name="gr1" draw:text-style-name="P2" draw:layer="layout" svg:width="0.348cm" svg:height="0.624cm" svg:x="12.162cm" svg:y="14.141cm">
            <draw:text-box>
              <text:p text:style-name="P1"><text:span text:style-name="T1">N</text:span></text:p>
            </draw:text-box>
          </draw:frame>
          <draw:path draw:style-name="gr4" draw:text-style-name="P3" draw:layer="layout" svg:width="0.137cm" svg:height="0.327cm" svg:x="11.87cm" svg:y="14.352cm" svg:viewBox="0 0 138 328" svg:d="M0 0c0 95 19 185 46 275l92 53">
            <text:p/>
          </draw:path>
          <draw:line draw:style-name="gr5" draw:text-style-name="P4" draw:layer="layout" svg:x1="11.009cm" svg:y1="13.962cm" svg:x2="10.919cm" svg:y2="14.117cm">
            <text:p/>
          </draw:line>
          <draw:line draw:style-name="gr5" draw:text-style-name="P4" draw:layer="layout" svg:x1="11.06cm" svg:y1="13.987cm" svg:x2="10.988cm" svg:y2="14.142cm">
            <text:p/>
          </draw:line>
          <draw:line draw:style-name="gr5" draw:text-style-name="P4" draw:layer="layout" svg:x1="11.302cm" svg:y1="15.393cm" svg:x2="11.475cm" svg:y2="15.494cm">
            <text:p/>
          </draw:line>
          <draw:line draw:style-name="gr5" draw:text-style-name="P4" draw:layer="layout" svg:x1="11.339cm" svg:y1="15.338cm" svg:x2="11.512cm" svg:y2="15.4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51:42.324254694</meta:creation-date>
    <dc:date>2018-02-27T14:32:57.414116381</dc:date>
    <meta:editing-duration>PT1M40S</meta:editing-duration>
    <meta:editing-cycles>2</meta:editing-cycles>
    <meta:generator>LibreOffice/6.0.0.3$MacOSX_X86_64 LibreOffice_project/64a0f66915f38c6217de274f0aa8e15618924765</meta:generator>
    <meta:document-statistic meta:object-count="14"/>
  </office:meta>
</office:document-meta>
</file>